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4.0229166666667cm"/>
    </style:style>
    <style:style style:name="co2" style:family="table-column">
      <style:table-column-properties fo:break-before="auto" style:column-width="19.420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F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duct.compare.pt.compare.app.headline</text:p>
          </table:table-cell>
          <table:table-cell office:value-type="string" table:style-name="ce3">
            <text:p>Compare {0}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app.filter.notification</text:p>
          </table:table-cell>
          <table:table-cell office:value-type="string" table:style-name="ce3">
            <text:p>Do you need certain product features? Filter your comparison chart to compare just products fitted to your need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app.count.singular</text:p>
          </table:table-cell>
          <table:table-cell office:value-type="string" table:style-name="ce3">
            <text:p>{0} produ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app.count</text:p>
          </table:table-cell>
          <table:table-cell office:value-type="string" table:style-name="ce3">
            <text:p>{0} produc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pdp.modul.headline</text:p>
          </table:table-cell>
          <table:table-cell office:value-type="string" table:style-name="ce3">
            <text:p>{0} — are you unsure what fits the best?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pdp.modul.description=</text:p>
          </table:table-cell>
          <table:table-cell office:value-type="string" table:style-name="ce3">
            <text:p>Compare all tools in an overview cha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plp.filter-button=</text:p>
          </table:table-cell>
          <table:table-cell office:value-type="string" table:style-name="ce3">
            <text:p>Compare all {0}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app.technicaldata.headline=</text:p>
          </table:table-cell>
          <table:table-cell office:value-type="string" table:style-name="ce3">
            <text:p>Product Inf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app.technicaldata.machine.headline</text:p>
          </table:table-cell>
          <table:table-cell office:value-type="string" table:style-name="ce3">
            <text:p>Machine fi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app.technicaldata.longlife.headline</text:p>
          </table:table-cell>
          <table:table-cell office:value-type="string" table:style-name="ce3">
            <text:p>Long Lif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app.technicaldata.precicion.headline</text:p>
          </table:table-cell>
          <table:table-cell office:value-type="string" table:style-name="ce3">
            <text:p>Preci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app.technicaldata.speed.headline</text:p>
          </table:table-cell>
          <table:table-cell office:value-type="string" table:style-name="ce3">
            <text:p>Spe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app.technicaldata.2-in-1.headline</text:p>
          </table:table-cell>
          <table:table-cell office:value-type="string" table:style-name="ce3">
            <text:p>2 i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app.technicaldata.dust-reduction.headline</text:p>
          </table:table-cell>
          <table:table-cell office:value-type="string" table:style-name="ce3">
            <text:p>Dust Reduc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app.technicaldata.3-in-1.headline</text:p>
          </table:table-cell>
          <table:table-cell office:value-type="string" table:style-name="ce3">
            <text:p>3 i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duct.compare.pt.compare.app.technicaldata.robust.headline</text:p>
          </table:table-cell>
          <table:table-cell office:value-type="string" table:style-name="ce3">
            <text:p>Robus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duct.compare.pt.compare.app.technicaldata.protective.headline</text:p>
          </table:table-cell>
          <table:table-cell office:value-type="string" table:style-name="ce3">
            <text:p>Protectiv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duct.compare.pt.compare.app.technicaldata.interface.headline</text:p>
          </table:table-cell>
          <table:table-cell office:value-type="string" table:style-name="ce3">
            <text:p>Interface fi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duct.compare.pt.compare.app.technicaldata.benefits.headline</text:p>
          </table:table-cell>
          <table:table-cell office:value-type="string" table:style-name="ce3">
            <text:p>Benefit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duct.compare.pt.compare.app.features.headline</text:p>
          </table:table-cell>
          <table:table-cell office:value-type="string" table:style-name="ce3">
            <text:p>Featur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duct.compare.pt.compare.app.batteries.headline</text:p>
          </table:table-cell>
          <table:table-cell office:value-type="string" table:style-name="ce3">
            <text:p>Recommended Batteri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duct.compare.pt.compare.app.battery.hint.1</text:p>
          </table:table-cell>
          <table:table-cell office:value-type="string" table:style-name="ce3">
            <text:p>Compatible since 20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duct.compare.pt.compare.app.battery.hint.2</text:p>
          </table:table-cell>
          <table:table-cell office:value-type="string" table:style-name="ce3">
            <text:p>All of our batteries are compatible with new and existing Bosch Professional tools in the same voltage clas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duct.compare.ac.compare.app.filter.select-your-option</text:p>
          </table:table-cell>
          <table:table-cell office:value-type="string" table:style-name="ce3">
            <text:p>Select your option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Seydou Njoya Mouliom</meta:initial-creator>
    <dc:creator>Seydou Njoya Mouliom</dc:creator>
    <meta:creation-date>2024-02-21T11:47:53Z</meta:creation-date>
    <dc:date>2024-02-21T11:52:38Z</dc:date>
    <meta:editing-duration>PT0S</meta:editing-duration>
  </office:meta>
</office:document-meta>
</file>